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4.466cm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53cm" draw:marker-start-width="0.279cm" draw:marker-end-width="0.227cm" draw:fill="none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35cm" draw:marker-start-width="0.252cm" draw:marker-end="Arrow" draw:marker-end-width="0.3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2.494cm"/>
    </style:style>
    <style:style style:name="gr6" style:family="graphic" style:parent-style-name="standard">
      <style:graphic-properties draw:stroke="none" svg:stroke-color="#000000" draw:fill="none" draw:fill-color="#ffffff" fo:min-height="0.71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16cm" fo:min-width="0.466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812cm" fo:min-width="0.562cm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fo:min-height="0.727cm"/>
    </style:style>
    <style:style style:name="gr12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1.293cm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  <style:text-properties fo:font-size="18pt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1.843cm" svg:y1="5.706cm" svg:x2="11.843cm" svg:y2="12.6cm">
          <text:p/>
        </draw:line>
        <draw:line draw:style-name="gr1" draw:text-style-name="P1" draw:layer="layout" svg:x1="17.013cm" svg:y1="5.706cm" svg:x2="17.013cm" svg:y2="12.6cm">
          <text:p/>
        </draw:line>
        <draw:line draw:style-name="gr1" draw:text-style-name="P1" draw:layer="layout" svg:x1="11.843cm" svg:y1="12.6cm" svg:x2="17.013cm" svg:y2="12.6cm">
          <text:p/>
        </draw:line>
        <draw:line draw:style-name="gr1" draw:text-style-name="P1" draw:layer="layout" svg:x1="11.843cm" svg:y1="11.451cm" svg:x2="17.013cm" svg:y2="11.451cm">
          <text:p/>
        </draw:line>
        <draw:line draw:style-name="gr1" draw:text-style-name="P1" draw:layer="layout" svg:x1="11.843cm" svg:y1="10.302cm" svg:x2="17.013cm" svg:y2="10.302cm">
          <text:p/>
        </draw:line>
        <draw:line draw:style-name="gr1" draw:text-style-name="P1" draw:layer="layout" svg:x1="11.843cm" svg:y1="9.153cm" svg:x2="17.013cm" svg:y2="9.153cm">
          <text:p/>
        </draw:line>
        <draw:line draw:style-name="gr1" draw:text-style-name="P1" draw:layer="layout" svg:x1="11.843cm" svg:y1="8.004cm" svg:x2="17.013cm" svg:y2="8.004cm">
          <text:p/>
        </draw:line>
        <draw:line draw:style-name="gr1" draw:text-style-name="P1" draw:layer="layout" svg:x1="11.843cm" svg:y1="6.855cm" svg:x2="17.013cm" svg:y2="6.855cm">
          <text:p/>
        </draw:line>
        <draw:line draw:style-name="gr1" draw:text-style-name="P1" draw:layer="layout" svg:x1="11.843cm" svg:y1="5.706cm" svg:x2="17.013cm" svg:y2="5.706cm">
          <text:p/>
        </draw:line>
        <draw:custom-shape draw:style-name="gr2" draw:text-style-name="P3" draw:layer="layout" svg:width="5cm" svg:height="1cm" svg:x="2cm" svg:y="2.2cm">
          <text:p text:style-name="P2"><text:span text:style-name="T1">P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2.957cm" svg:y1="3.3cm" svg:x2="6.958cm" svg:y2="3.3cm">
          <text:p/>
        </draw:line>
        <draw:line draw:style-name="gr4" draw:text-style-name="P1" draw:layer="layout" svg:x1="17.013cm" svg:y1="10.877cm" svg:x2="18.7cm" svg:y2="10.9cm">
          <text:p/>
        </draw:line>
        <draw:frame draw:style-name="gr5" draw:text-style-name="P4" draw:layer="layout" svg:width="3.638cm" svg:height="2.744cm" svg:x="17.462cm" svg:y="9.673cm">
          <draw:text-box>
            <text:p text:style-name="P2"><text:span text:style-name="T1">reg1</text:span></text:p>
            <text:p text:style-name="P2"><text:span text:style-name="T1">or</text:span></text:p>
            <text:p text:style-name="P2"><text:span text:style-name="T1">reg2</text:span></text:p>
          </draw:text-box>
        </draw:frame>
        <draw:frame draw:style-name="gr6" draw:text-style-name="P4" draw:layer="layout" svg:width="2.138cm" svg:height="0.962cm" svg:x="0.938cm" svg:y="5.223cm">
          <draw:text-box>
            <text:p text:style-name="P2"><text:span text:style-name="T1">GHB</text:span></text:p>
          </draw:text-box>
        </draw:frame>
        <draw:g>
          <draw:custom-shape draw:style-name="gr7" draw:text-style-name="P3" draw:layer="layout" svg:width="1cm" svg:height="1cm" svg:x="3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cm" svg:height="1cm" svg:x="4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cm" svg:height="1cm" svg:x="5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3" draw:layer="layout" svg:width="1cm" svg:height="1cm" svg:x="6cm" svg:y="5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3" draw:text-style-name="P1" draw:layer="layout" svg:x1="3cm" svg:y1="6.3cm" svg:x2="7.001cm" svg:y2="6.3cm">
          <text:p/>
        </draw:line>
        <draw:line draw:style-name="gr3" draw:text-style-name="P1" draw:layer="layout" svg:x1="5cm" svg:y1="4.214cm" svg:x2="5.006cm" svg:y2="3.314cm">
          <text:p/>
        </draw:line>
        <draw:line draw:style-name="gr3" draw:text-style-name="P1" draw:layer="layout" svg:x1="5cm" svg:y1="7.2cm" svg:x2="5.006cm" svg:y2="6.3cm">
          <text:p/>
        </draw:line>
        <draw:line draw:style-name="gr8" draw:text-style-name="P5" draw:layer="layout" svg:x1="5cm" svg:y1="7.2cm" svg:x2="8cm" svg:y2="7.2cm">
          <text:p/>
        </draw:line>
        <draw:custom-shape draw:style-name="gr9" draw:text-style-name="P6" draw:layer="layout" svg:width="1.5cm" svg:height="1.5cm" svg:x="8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5cm" svg:y1="4.2cm" svg:x2="7.5cm" svg:y2="4.2cm">
          <text:p/>
        </draw:line>
        <draw:line draw:style-name="gr10" draw:text-style-name="P5" draw:layer="layout" svg:x1="7.5cm" svg:y1="4.2cm" svg:x2="7.5cm" svg:y2="6.6cm">
          <text:p/>
        </draw:line>
        <draw:line draw:style-name="gr8" draw:text-style-name="P5" draw:layer="layout" svg:x1="7.5cm" svg:y1="6.6cm" svg:x2="7.987cm" svg:y2="6.6cm">
          <text:p/>
        </draw:line>
        <draw:line draw:style-name="gr10" draw:text-style-name="P5" draw:layer="layout" svg:x1="8cm" svg:y1="6.9cm" svg:x2="9.5cm" svg:y2="6.9cm">
          <text:p/>
        </draw:line>
        <draw:line draw:style-name="gr10" draw:text-style-name="P5" draw:layer="layout" svg:x1="8.757cm" svg:y1="6.1cm" svg:x2="8.757cm" svg:y2="7.6cm">
          <text:p/>
        </draw:line>
        <draw:line draw:style-name="gr3" draw:text-style-name="P1" draw:layer="layout" svg:x1="10cm" svg:y1="10.882cm" svg:x2="10cm" svg:y2="6.9cm">
          <text:p/>
        </draw:line>
        <draw:line draw:style-name="gr8" draw:text-style-name="P5" draw:layer="layout" svg:x1="10cm" svg:y1="10.882cm" svg:x2="11.787cm" svg:y2="10.882cm">
          <text:p/>
        </draw:line>
        <draw:line draw:style-name="gr10" draw:text-style-name="P5" draw:layer="layout" svg:x1="9.6cm" svg:y1="6.9cm" svg:x2="10cm" svg:y2="6.9cm">
          <text:p/>
        </draw:line>
        <draw:frame draw:style-name="gr11" draw:text-style-name="P4" draw:layer="layout" svg:width="3.662cm" svg:height="0.977cm" svg:x="12.638cm" svg:y="4.623cm">
          <draw:text-box>
            <text:p text:style-name="P2"><text:span text:style-name="T1">LTP Table</text:span></text:p>
          </draw:text-box>
        </draw:frame>
        <draw:frame draw:style-name="gr11" draw:text-style-name="P4" draw:layer="layout" svg:width="2.062cm" svg:height="0.977cm" svg:x="7.738cm" svg:y="5.224cm">
          <draw:text-box>
            <text:p text:style-name="P2"><text:span text:style-name="T1">xor</text:span></text:p>
          </draw:text-box>
        </draw:frame>
        <draw:frame draw:style-name="gr12" draw:text-style-name="P7" draw:layer="layout" svg:width="4.405cm" svg:height="1.543cm" svg:x="13.092cm" svg:y="10.314cm">
          <draw:text-box>
            <text:p><text:span text:style-name="T2">coun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PA Pゴシック" svg:font-family="'IPA Pゴシック'" style:font-family-generic="system" style:font-pitch="variable"/>
    <style:font-face style:name="IPA明朝" svg:font-family="IPA明朝" style:font-family-generic="system" style:font-pitch="variable"/>
    <style:font-face style:name="Lohit Devanagari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明朝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IPA Pゴシック" style:font-family-asian="'IPA Pゴシック'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0T20:30:07.720579778</meta:creation-date>
    <dc:date>2020-12-03T20:22:47.237001660</dc:date>
    <meta:editing-duration>PT34M25S</meta:editing-duration>
    <meta:editing-cycles>17</meta:editing-cycles>
    <meta:generator>LibreOffice/6.0.7.3$Linux_X86_64 LibreOffice_project/00m0$Build-3</meta:generator>
    <meta:document-statistic meta:object-count="35"/>
  </office:meta>
</office:document-meta>
</file>